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3.2953in" svg:y="1.0772in">
            <draw:object draw:notify-on-update-of-ranges="Sheet1.B8:Sheet1.B25 Sheet1.C8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openm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Time, m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39" calcext:value-type="float">
            <text:p>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22:25:11.470065996</meta:creation-date>
    <dc:date>2024-12-08T22:38:23.720213555</dc:date>
    <meta:editing-duration>PT13M11S</meta:editing-duration>
    <meta:editing-cycles>3</meta:editing-cycles>
    <meta:generator>LibreOffice/7.4.7.2$Linux_X86_64 LibreOffice_project/40$Build-2</meta:generator>
    <meta:document-statistic meta:table-count="1" meta:cell-count="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custom" svg:width="2.642cm" svg:height="1.949cm" style:legend-expansion-aspect-ratio="1.35556695741406" chart:style-name="ch2"/>
        <chart:plot-area chart:style-name="ch3" table:cell-range-address="Sheet1.B8:Sheet1.C25" svg:x="1.33cm" svg:y="0.18cm" svg:width="11.497cm" svg:height="7.664cm">
          <chart:coordinate-region svg:x="2.322cm" svg:y="0.38cm" svg:width="10.318cm" svg:height="6.817cm"/>
          <chart:axis chart:dimension="x" chart:name="primary-x" chart:style-name="ch4">
            <chart:title svg:x="5.685cm" svg:y="8.024cm" chart:style-name="ch5">
              <text:p>Number of threads</text:p>
            </chart:title>
          </chart:axis>
          <chart:axis chart:dimension="y" chart:name="primary-y" chart:style-name="ch4">
            <chart:title svg:x="0.451cm" svg:y="4.717cm" chart:style-name="ch6">
              <text:p>Time, ms</text:p>
            </chart:title>
            <chart:grid chart:style-name="ch7" chart:class="major"/>
          </chart:axis>
          <chart:series chart:style-name="ch8" chart:values-cell-range-address="Sheet1.B8:Sheet1.B25" chart:class="chart:line">
            <chart:data-point chart:repeated="18"/>
          </chart:series>
          <chart:series chart:style-name="ch9" chart:values-cell-range-address="Sheet1.C8:Sheet1.C25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8:Sheet1.B25</svg:desc>
                </draw:g>
              </table:table-cell>
              <table:table-cell office:value-type="float" office:value="2804">
                <text:p>2804</text:p>
                <draw:g>
                  <svg:desc>Sheet1.C8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39">
                <text:p>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